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alibri1" svg:font-family="Calibri"/>
    <style:font-face style:name="Liberation Serif" svg:font-family="'Liberation Serif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8.699cm" fo:margin-left="0cm" table:align="left" style:may-break-between-rows="true" style:writing-mode="lr-tb"/>
    </style:style>
    <style:style style:name="Tabela1.A" style:family="table-column">
      <style:table-column-properties style:column-width="5.798cm"/>
    </style:style>
    <style:style style:name="Tabela1.B" style:family="table-column">
      <style:table-column-properties style:column-width="6.807cm"/>
    </style:style>
    <style:style style:name="Tabela1.C" style:family="table-column">
      <style:table-column-properties style:column-width="3.3cm"/>
    </style:style>
    <style:style style:name="Tabela1.D" style:family="table-column">
      <style:table-column-properties style:column-width="1.397cm"/>
    </style:style>
    <style:style style:name="Tabela1.A1" style:family="table-cell">
      <style:table-cell-properties fo:background-color="#bfbfbf" fo:padding-left="0.019cm" fo:padding-right="0.019cm" fo:padding-top="0cm" fo:padding-bottom="0cm" fo:border="0.4pt solid #000001" fo:vertical-align="top">
        <style:background-image/>
      </style:table-cell-properties>
    </style:style>
    <style:style style:name="Tabela1.A2" style:family="table-cell">
      <style:table-cell-properties fo:background-color="#d9d9d9" fo:padding-left="0.019cm" fo:padding-right="0.019cm" fo:padding-top="0cm" fo:padding-bottom="0cm" fo:border="0.4pt solid #000001" fo:vertical-align="top">
        <style:background-image/>
      </style:table-cell-properties>
    </style:style>
    <style:style style:name="Tabela1.A3" style:family="table-cell">
      <style:table-cell-properties fo:background-color="#ffffff" fo:padding-left="0.019cm" fo:padding-right="0.019cm" fo:padding-top="0cm" fo:padding-bottom="0cm" fo:border="0.4pt solid #000001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1.217cm"/>
        </style:tab-stops>
      </style:paragraph-properties>
    </style:style>
    <style:style style:name="P3" style:family="paragraph" style:parent-style-name="Standard">
      <style:paragraph-properties fo:line-height="100%" fo:text-align="start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color="#00000a" style:font-name="Times New Roman" fo:font-size="9.5pt" fo:font-weight="bold" fo:background-color="#ffffff" style:font-name-asian="Times New Roman" style:font-name-complex="Times New Roman"/>
    </style:style>
    <style:style style:name="P5" style:family="paragraph" style:parent-style-name="Standard">
      <style:paragraph-properties fo:line-height="100%" fo:text-align="center" style:justify-single-word="false">
        <style:tab-stops>
          <style:tab-stop style:position="1.217cm"/>
        </style:tab-stops>
      </style:paragraph-properties>
      <style:text-properties fo:color="#00000a" style:font-name="Times New Roman" fo:font-size="9.5pt" fo:font-weight="bold" fo:background-color="#ffffff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fo:color="#00000a" style:font-name="Times New Roman" fo:font-size="9.5pt" fo:font-weight="bold" fo:background-color="#ffffff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fo:color="#00000a" style:font-name="Times New Roman" fo:font-size="9.5pt" fo:font-weight="normal" fo:background-color="#ffffff" style:font-name-asian="Times New Roman" style:font-name-complex="Times New Roman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1.217cm"/>
        </style:tab-stops>
      </style:paragraph-properties>
      <style:text-properties fo:color="#00000a" style:font-name="Times New Roman" fo:font-size="9.5pt" fo:font-weight="normal" fo:background-color="#ffffff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fo:color="#00000a" style:font-name="Times New Roman" fo:font-size="9.5pt" fo:font-weight="normal" fo:background-color="#ffffff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217cm"/>
        </style:tab-stops>
      </style:paragraph-properties>
      <style:text-properties fo:color="#00000a" style:font-name="Times New Roman" fo:font-size="9.5pt" fo:font-weight="normal" fo:background-color="#ffffff" style:font-name-asian="Times New Roman" style:font-name-complex="Times New Roman"/>
    </style:style>
    <style:style style:name="P11" style:family="paragraph" style:parent-style-name="Standard">
      <style:paragraph-properties fo:line-height="100%" fo:text-align="center" style:justify-single-word="false"/>
      <style:text-properties fo:color="#00000a" style:font-name="Times New Roman" fo:font-size="12pt" fo:font-weight="bold" fo:background-color="#ffffff" style:font-name-asian="Times New Roman" style:font-name-complex="Times New Roman"/>
    </style:style>
    <style:style style:name="P12" style:family="paragraph" style:parent-style-name="Standard">
      <style:paragraph-properties fo:line-height="100%" fo:text-align="center" style:justify-single-word="false"/>
      <style:text-properties fo:color="#00000a" style:text-position="super 58%" style:font-name="Times New Roman" fo:font-size="9.5pt" fo:font-weight="bold" fo:background-color="#ffffff" style:font-name-asian="Times New Roman" style:font-name-complex="Times New Roman"/>
    </style:style>
    <style:style style:name="P13" style:family="paragraph" style:parent-style-name="Standard">
      <style:paragraph-properties fo:line-height="100%" fo:text-align="center" style:justify-single-word="false">
        <style:tab-stops>
          <style:tab-stop style:position="1.217cm"/>
        </style:tab-stops>
      </style:paragraph-properties>
      <style:text-properties fo:color="#00000a" style:text-position="super 58%" style:font-name="Times New Roman" fo:font-size="9.5pt" fo:font-weight="bold" fo:background-color="#ffffff" style:font-name-asian="Times New Roman" style:font-name-complex="Times New Roman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margin-top="0.212cm" fo:margin-bottom="0.212cm" style:contextual-spacing="false" fo:line-height="100%" fo:text-align="start" style:justify-single-word="false"/>
    </style:style>
    <style:style style:name="P16" style:family="paragraph" style:parent-style-name="Standard">
      <style:paragraph-properties fo:margin-top="0.212cm" fo:margin-bottom="0.212cm" style:contextual-spacing="false" fo:line-height="100%" fo:text-align="start" style:justify-single-word="false"/>
      <style:text-properties fo:color="#00000a" style:font-name="Times New Roman" fo:font-size="9.5pt" fo:font-weight="bold" fo:background-color="#ffffff" style:font-name-asian="Times New Roman" style:font-name-complex="Times New Roman"/>
    </style:style>
    <style:style style:name="P17" style:family="paragraph" style:parent-style-name="Standard">
      <style:paragraph-properties fo:margin-top="0.212cm" fo:margin-bottom="0.212cm" style:contextual-spacing="false" fo:line-height="100%" fo:text-align="start" style:justify-single-word="false"/>
      <style:text-properties fo:color="#00000a" style:font-name="Times New Roman" fo:font-size="9.5pt" fo:font-weight="normal" fo:background-color="#ffffff" style:font-name-asian="Times New Roman" style:font-name-complex="Times New Roman"/>
    </style:style>
    <style:style style:name="P18" style:family="paragraph" style:parent-style-name="Standard">
      <style:paragraph-properties fo:margin-top="0.212cm" fo:margin-bottom="0.212cm" style:contextual-spacing="false" fo:line-height="100%" fo:text-align="start" style:justify-single-word="false">
        <style:tab-stops>
          <style:tab-stop style:position="1.217cm"/>
        </style:tab-stops>
      </style:paragraph-properties>
      <style:text-properties fo:color="#00000a" style:font-name="Times New Roman" fo:font-size="12pt" fo:font-weight="normal" fo:background-color="#ffffff" style:font-name-asian="Times New Roman" style:font-name-complex="Times New Roman"/>
    </style:style>
    <style:style style:name="P19" style:family="paragraph" style:parent-style-name="Standard">
      <style:paragraph-properties fo:margin-top="0.212cm" fo:margin-bottom="0.212cm" style:contextual-spacing="false" fo:line-height="100%" fo:text-align="center" style:justify-single-word="false"/>
      <style:text-properties style:use-window-font-color="true" style:font-name="Liberation Serif" fo:font-size="9.5pt" fo:font-weight="normal" fo:background-color="transparent" style:font-name-asian="Liberation Serif" style:font-name-complex="Liberation Serif"/>
    </style:style>
    <style:style style:name="P20" style:family="paragraph" style:parent-style-name="Standard">
      <style:paragraph-properties fo:margin-top="0.106cm" fo:margin-bottom="0.106cm" style:contextual-spacing="false" fo:line-height="100%" fo:text-align="start" style:justify-single-word="false"/>
      <style:text-properties fo:color="#00000a" style:font-name="Times New Roman" fo:font-size="9.5pt" fo:font-weight="normal" fo:background-color="#ffffff" style:font-name-asian="Times New Roman" style:font-name-complex="Times New Roman"/>
    </style:style>
    <style:style style:name="T1" style:family="text">
      <style:text-properties fo:color="#00000a" style:font-name="Times New Roman" fo:font-size="9.5pt" fo:font-weight="bold" fo:background-color="#ffffff" style:font-name-asian="Times New Roman" style:font-name-complex="Times New Roman"/>
    </style:style>
    <style:style style:name="T2" style:family="text">
      <style:text-properties fo:color="#00000a" style:font-name="Times New Roman" fo:font-size="9.5pt" fo:font-weight="normal" fo:background-color="#ffffff" style:font-name-asian="Times New Roman" style:font-name-complex="Times New Roman"/>
    </style:style>
    <style:style style:name="T3" style:family="text">
      <style:text-properties fo:color="#00000a" style:font-name="Times New Roman" fo:font-size="9.5pt" fo:font-style="italic" fo:font-weight="normal" fo:background-color="#ffffff" style:font-name-asian="Times New Roman" style:font-name-complex="Times New Roman"/>
    </style:style>
    <style:style style:name="T4" style:family="text">
      <style:text-properties fo:color="#00000a" style:font-name="Times New Roman" fo:font-size="9.5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ff" style:font-name-asian="Times New Roman" style:font-name-complex="Times New Roman"/>
    </style:style>
    <style:style style:name="T5" style:family="text">
      <style:text-properties fo:color="#00000a" style:text-position="super 58%" style:font-name="Times New Roman" fo:font-size="9.5pt" fo:font-weight="bold" fo:background-color="#ffffff" style:font-name-asian="Times New Roman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TRATIFICAÇÃO DE RISCO EM SAÚDE MENTAL</text:p>
      <text:p text:style-name="P8">Fonte: Oficinas do APSUS – Formação e Qualificação do Profissional em Atenção Primária à saúde</text:p>
      <text:p text:style-name="P10">Nome paciente_________________________________________________ D N: ___/___/___ <text:s/>Cod Usuário: ____________</text:p>
      <text:p text:style-name="P20">Nome da mãe___________________________________________________________UBS:__________________________ <text:s text:c="2724"/></text:p>
      <text:p text:style-name="P20">Endereço do paciente____________________________________________________________________________________</text:p>
      <text:p text:style-name="P6"/>
      <text:p text:style-name="P3"><text:span text:style-name="T1">Instruções </text:span><text:span text:style-name="T2">1-Circule o número correspondente ao sinal/sintoma. 2-Realize a somatória. <text:s/>3-O total de pontos será o escore de risco.</text:span>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row>
          <table:table-cell table:style-name="Tabela1.A1" table:number-columns-spanned="3" office:value-type="string">
            <text:p text:style-name="P4">SINAIS E SINTOMAS</text:p>
          </table:table-cell>
          <table:covered-table-cell/>
          <table:covered-table-cell/>
          <table:table-cell table:style-name="Tabela1.A1" office:value-type="string">
            <text:p text:style-name="P4">NÃO</text:p>
          </table:table-cell>
          <table:table-cell table:style-name="Tabela1.A1" office:value-type="string">
            <text:p text:style-name="P4">SIM</text:p>
          </table:table-cell>
        </table:table-row>
        <table:table-row>
          <table:table-cell table:style-name="Tabela1.A2" table:number-columns-spanned="5" office:value-type="string">
            <text:p text:style-name="P5">GRUPO I - sintomas relacionados aos transtornos mentais comuns (TMC) –</text:p>
            <text:p text:style-name="P2"><text:span text:style-name="T1"><text:s/></text:span><text:span text:style-name="T5">PARA TODOS OS PACIENTE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3" office:value-type="string">
            <text:p text:style-name="P9">Sensação de morte iminente e/ou pânico (acompanhado de sinais e/ou sintomas físicos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5</text:p>
          </table:table-cell>
        </table:table-row>
        <table:table-row>
          <table:table-cell table:style-name="Tabela1.A3" table:number-columns-spanned="3" office:value-type="string">
            <text:p text:style-name="P9">Medo intenso (Fobia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2</text:p>
          </table:table-cell>
        </table:table-row>
        <table:table-row>
          <table:table-cell table:style-name="Tabela1.A3" table:number-columns-spanned="3" office:value-type="string">
            <text:p text:style-name="P9">Desrealização (estranheza em relação ao mundo ao seu redor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Despersonalização (estranheza em relação a si próprio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Crises conversivas (perda de alguma função motora ou sensorial não explicável por exames físico e complementares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Crises dissociativas (perturbação das funções integradas da consciência, memória, identidade ou percepção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Queixas somáticas persistentes e/ou hipocondríacas (sensações ou sintomas físicos sem causa biológica explicável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1</text:p>
          </table:table-cell>
        </table:table-row>
        <table:table-row>
          <table:table-cell table:style-name="Tabela1.A3" table:number-columns-spanned="3" office:value-type="string">
            <text:p text:style-name="P9">Pensamentos e/ou comportamentos repetitivos com ou sem conjunto de rituais (conteúdo do pensamento obsessivo e persistente, reconhecido pelo paciente como seu, entretanto repudiado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Pensamentos de inutilidade e/ou sentimento de culpa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4</text:p>
          </table:table-cell>
        </table:table-row>
        <table:table-row>
          <table:table-cell table:style-name="Tabela1.A3" table:number-columns-spanned="3" office:value-type="string">
            <text:p text:style-name="P9">Tristeza persistente acompanhada ou não de choro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2</text:p>
          </table:table-cell>
        </table:table-row>
        <table:table-row>
          <table:table-cell table:style-name="Tabela1.A2" table:number-columns-spanned="5" office:value-type="string">
            <text:p text:style-name="P5">GRUPO II - sintomas relacionados aos transtornos mentais severos e persistentes – </text:p>
            <text:p text:style-name="P13">PARA TODOS OS PACIENT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3" office:value-type="string">
            <text:p text:style-name="P9">Plano e/ou tentativa de suicídio nos últimos 12 meses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9</text:p>
          </table:table-cell>
        </table:table-row>
        <table:table-row>
          <table:table-cell table:style-name="Tabela1.A3" table:number-columns-spanned="3" office:value-type="string">
            <text:p text:style-name="P9">Isolamento familiar e/ou social (não sai de casa ou do quarto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6</text:p>
          </table:table-cell>
        </table:table-row>
        <table:table-row>
          <table:table-cell table:style-name="Tabela1.A3" table:number-columns-spanned="3" office:value-type="string">
            <text:p text:style-name="P9">Heteroagressividade e/ou autoagressividade (atos de violência – física e/ou verbal – dirigida à terceiro ou auto-infligidos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9</text:p>
          </table:table-cell>
        </table:table-row>
        <table:table-row>
          <table:table-cell table:style-name="Tabela1.A3" table:number-columns-spanned="3" office:value-type="string">
            <text:p text:style-name="P9">Desinibição social e sexual (perda da moralidade e do pudor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7</text:p>
          </table:table-cell>
        </table:table-row>
        <table:table-row>
          <table:table-cell table:style-name="Tabela1.A3" table:number-columns-spanned="3" office:value-type="string">
            <text:p text:style-name="P9">Hiperatividade associada ou não a atos impulsivos (aumento da atividade motora voluntária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Euforia (elevação desproporcional do humor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4</text:p>
          </table:table-cell>
        </table:table-row>
        <table:table-row>
          <table:table-cell table:style-name="Tabela1.A3" table:number-columns-spanned="3" office:value-type="string">
            <text:p text:style-name="P9">Elevação desproporcional da autoestima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2</text:p>
          </table:table-cell>
        </table:table-row>
        <table:table-row>
          <table:table-cell table:style-name="Tabela1.A3" table:number-columns-spanned="3" office:value-type="string">
            <text:p text:style-name="P9"><text:s/>Delírio (um juízo falso da realidade, de origem mórbida, que se manifesta com uma certeza independente da experiência – convicção extraordinária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8</text:p>
          </table:table-cell>
        </table:table-row>
        <table:table-row>
          <table:table-cell table:style-name="Tabela1.A3" table:number-columns-spanned="3" office:value-type="string">
            <text:p text:style-name="P9">Alucinação (percepção do objeto sem que este esteja presente, pode ser visual, auditiva, olfativa, gustativa, cutânea, entre outras...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10</text:p>
          </table:table-cell>
        </table:table-row>
        <table:table-row>
          <table:table-cell table:style-name="Tabela1.A3" table:number-columns-spanned="3" office:value-type="string">
            <text:p text:style-name="P9">Alteração do curso do pensamento (aceleração, alentecimento ou interrupção/bloqueio do pensamento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9</text:p>
          </table:table-cell>
        </table:table-row>
        <table:table-row>
          <table:table-cell table:style-name="Tabela1.A3" table:number-columns-spanned="3" office:value-type="string">
            <text:p text:style-name="P9">Perda do juízo crítico da realidade motivada por fatores psicopatológicos (julgamento falso ou distorcido da realidade externa motivado por fatores patológicos psíquicos, tais quais alucinações e delírios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10</text:p>
          </table:table-cell>
        </table:table-row>
        <table:table-row>
          <table:table-cell table:style-name="Tabela1.A2" table:number-columns-spanned="5" office:value-type="string">
            <text:p text:style-name="P1"><text:span text:style-name="T1">GRUPO III - sintomas relacionados à dependência de álcool e outras drogas - </text:span><text:span text:style-name="T5">APENAS PARA PACIENTES QUE FAZEM USO ABUSIVO DE SUBSTÂNCIAS PSICOATIVA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3" office:value-type="string">
            <text:p text:style-name="P3"><text:span text:style-name="T3">Delirium tremens</text:span><text:span text:style-name="T2"> (condição orgânica reversível marcada por tremores de extremidades e/ou generalizados, sudorese profusa, diminuição do nível da consciência, desorientação tempo-espacial, ilusões e alucinações visuais e táteis)</text:span>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10</text:p>
          </table:table-cell>
        </table:table-row>
        <table:table-row>
          <table:table-cell table:style-name="Tabela1.A3" table:number-columns-spanned="3" office:value-type="string">
            <text:p text:style-name="P9">Tremor associado ao hálito etílico e sudorese etílica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Incapacidade de redução e controle do uso de drogas, mesmo sabendo dos prejuízos para sua saúde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6</text:p>
          </table:table-cell>
        </table:table-row>
        <table:table-row>
          <table:table-cell table:style-name="Tabela1.A3" table:number-columns-spanned="3" office:value-type="string">
            <text:p text:style-name="P9">Manifestação de comportamento de risco para si e para terceiros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6</text:p>
          </table:table-cell>
        </table:table-row>
        <table:table-row>
          <table:table-cell table:style-name="Tabela1.A3" table:number-columns-spanned="3" office:value-type="string">
            <text:p text:style-name="P9">Tolerância (ingestão de doses cada vez maiores para obter os efeitos esperados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2" table:number-columns-spanned="5" office:value-type="string">
            <text:p text:style-name="P11"/>
            <text:p text:style-name="P4">GRUPO IV - sintomas relacionados a alterações na saúde mental que se manifestam na infância e/ou na adolescência - </text:p>
            <text:p text:style-name="P12">APENAS PARA PACIENTES DE 0 A 17 AN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3" office:value-type="string">
            <text:p text:style-name="P9">Dificuldade manifestada na infância e/ou adolescência de compreender e transmitir informação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Movimentos corporais ou comportamentais estereotipados (gestos, trejeitos, tiques e/ou maneirismos sem objetivo aparente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5</text:p>
          </table:table-cell>
        </table:table-row>
        <table:table-row>
          <table:table-cell table:style-name="Tabela1.A3" table:number-columns-spanned="3" office:value-type="string">
            <text:p text:style-name="P9">Desatenção manifestada na infância e/ou adolescência (desorganização, distração, esquecimentos e/ou falta de planejamento que prejudique significativamente a criança e/ou o adolescente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4</text:p>
          </table:table-cell>
        </table:table-row>
        <table:table-row>
          <table:table-cell table:style-name="Tabela1.A3" table:number-columns-spanned="3" office:value-type="string">
            <text:p text:style-name="P9">Inquietação constante manifestada na infância e/ou adolescência (excesso de agitação e impulsividade, que podem estar associadas à violência e agressividade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2</text:p>
          </table:table-cell>
        </table:table-row>
        <table:table-row>
          <table:table-cell table:style-name="Tabela1.A3" table:number-columns-spanned="3" office:value-type="string">
            <text:p text:style-name="P9">Regressão (comportamentos ou afetividade de fases anteriores do desenvolvimento)</text:p>
            <text:p text:style-name="P14"/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1</text:p>
          </table:table-cell>
        </table:table-row>
        <text:soft-page-break/>
        <table:table-row>
          <table:table-cell table:style-name="Tabela1.A2" table:number-columns-spanned="5" office:value-type="string">
            <text:p text:style-name="P11"/>
            <text:p text:style-name="P4">GRUPO V - sintomas relacionados a alterações na saúde mental que se manifestam nos idosos - </text:p>
            <text:p text:style-name="P12">APENAS PARA PACIENTES ACIMA DE 60 AN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3" office:value-type="string">
            <text:p text:style-name="P9">Perda da memória (sugestão: aplicar o Minimental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Perda progressiva da capacidade funcional, ocupacional e social em função do transtorno mental (sugestão: aplicar o Minimental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4</text:p>
          </table:table-cell>
        </table:table-row>
        <table:table-row>
          <table:table-cell table:style-name="Tabela1.A3" table:number-columns-spanned="3" office:value-type="string">
            <text:p text:style-name="P9">Desorientação temporal e espacial (sugestão: aplicar o Minimental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5</text:p>
          </table:table-cell>
        </table:table-row>
        <table:table-row>
          <table:table-cell table:style-name="Tabela1.A2" table:number-columns-spanned="5" office:value-type="string">
            <text:p text:style-name="P11"/>
            <text:p text:style-name="P4">GRUPO VI - fatores que podem se constituir em fatores agravantes ou atenuantes de problemas de saúde mental já identificados - </text:p>
            <text:p text:style-name="P12">CONDIÇÕES REFERENTES AOS ÚLTIMOS 06 MES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3" office:value-type="string">
            <text:p text:style-name="P9">Resistência ao tratamento e/ou refratariedade (resposta não efetiva do tratamento quando este é aplicado de forma adequada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4</text:p>
          </table:table-cell>
        </table:table-row>
        <table:table-row>
          <table:table-cell table:style-name="Tabela1.A3" table:number-columns-spanned="3" office:value-type="string">
            <text:p text:style-name="P9">Recorrência ou recaída (retorno da doença após 2 meses em que houve remissão completa dos sinais e sintomas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9</text:p>
          </table:table-cell>
        </table:table-row>
        <table:table-row>
          <table:table-cell table:style-name="Tabela1.A3" table:number-columns-spanned="3" office:value-type="string">
            <text:p text:style-name="P9">Uso abusivo de substâncias psicoativas com prejuízos para a vida social e profissional, sem sinais e sintomas de dependência química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10</text:p>
          </table:table-cell>
        </table:table-row>
        <table:table-row>
          <table:table-cell table:style-name="Tabela1.A3" table:number-columns-spanned="3" office:value-type="string">
            <text:p text:style-name="P9">Exposição continuada ao estresse que traga sofrimento emocional insuportável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Precariedade de suporte social (ausência de pessoas na comunidade para apoiar o tratamento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Precariedade de suporte familiar (ausência de familiares para apoiar o tratamento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6</text:p>
          </table:table-cell>
        </table:table-row>
        <table:table-row>
          <table:table-cell table:style-name="Tabela1.A3" table:number-columns-spanned="3" office:value-type="string">
            <text:p text:style-name="P9">Testemunha de violência física contra terceiros e/ou contra objetos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4</text:p>
          </table:table-cell>
        </table:table-row>
        <table:table-row>
          <table:table-cell table:style-name="Tabela1.A3" table:number-columns-spanned="3" office:value-type="string">
            <text:p text:style-name="P9">Autor ou vítima de violência física contra si, terceiros e/ou objetos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8</text:p>
          </table:table-cell>
        </table:table-row>
        <table:table-row>
          <table:table-cell table:style-name="Tabela1.A3" table:number-columns-spanned="3" office:value-type="string">
            <text:p text:style-name="P9">Perda da funcionalidade familiar e/ou afetiva (incapacidade de autogerenciamento ou de tomar decisões sozinho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6</text:p>
          </table:table-cell>
        </table:table-row>
        <table:table-row>
          <table:table-cell table:style-name="Tabela1.A3" table:number-columns-spanned="3" office:value-type="string">
            <text:p text:style-name="P9">Vulnerabilidade econômica e ambiental (ex: desemprego, ausência de moradia, vítima de desastres naturais, etc.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Comorbidade ou outra condição crônica associada (uma ou mais doenças presentes ao mesmo tempo do transtorno mental)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3</text:p>
          </table:table-cell>
        </table:table-row>
        <table:table-row>
          <table:table-cell table:style-name="Tabela1.A3" table:number-columns-spanned="3" office:value-type="string">
            <text:p text:style-name="P9">Faixa etária &gt; 6 anos e &lt; de 18 anos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10</text:p>
          </table:table-cell>
        </table:table-row>
        <table:table-row>
          <table:table-cell table:style-name="Tabela1.A3" table:number-columns-spanned="3" office:value-type="string">
            <text:p text:style-name="P9">Abandono e/ou atraso escolar de no mínimo 2 anos consecutivos</text:p>
          </table:table-cell>
          <table:covered-table-cell/>
          <table:covered-table-cell/>
          <table:table-cell table:style-name="Tabela1.A3" office:value-type="string">
            <text:p text:style-name="P7">0</text:p>
          </table:table-cell>
          <table:table-cell table:style-name="Tabela1.A3" office:value-type="string">
            <text:p text:style-name="P7">6</text:p>
          </table:table-cell>
        </table:table-row>
        <table:table-row>
          <table:table-cell table:style-name="Tabela1.A3" office:value-type="string">
            <text:p text:style-name="P4">BAIXO RISCO</text:p>
            <text:p text:style-name="P7"><text:s/>0 a 30 pontos</text:p>
            <text:p text:style-name="P1"><text:span text:style-name="T4">Transtorno mental:</text:span><text:span text:style-name="T2"> acompanhar na UBS</text:span></text:p>
            <text:p text:style-name="P1"><text:span text:style-name="T4">Dependência de drogas de abuso:</text:span><text:span text:style-name="T2"> acompanhar na UBS</text:span></text:p>
          </table:table-cell>
          <table:table-cell table:style-name="Tabela1.A3" office:value-type="string">
            <text:p text:style-name="P1"><text:span text:style-name="T1">MÉDIO RISCO</text:span><text:span text:style-name="T2"> </text:span></text:p>
            <text:p text:style-name="P7">31 a 50 pontos</text:p>
            <text:p text:style-name="P1"><text:span text:style-name="T4">Transtorno mental: </text:span><text:span text:style-name="T2">acompanhar na UBS e agendar psiquiatria ambulatorial (CISAMUSEP)</text:span></text:p>
            <text:p text:style-name="P1"><text:span text:style-name="T4">Dependência de drogas de abuso:</text:span><text:span text:style-name="T2"> acompanhar na UBS e agendar atendimento no CAPS AD</text:span></text:p>
          </table:table-cell>
          <table:table-cell table:style-name="Tabela1.A3" table:number-columns-spanned="3" office:value-type="string">
            <text:p text:style-name="P4">ALTO RISCO</text:p>
            <text:p text:style-name="P7"><text:s/>51 a 236 pontos</text:p>
            <text:p text:style-name="P1"><text:span text:style-name="T4">Transtorno mental: acompanhar na UBS e no CA</text:span><text:span text:style-name="T2">PS III/ CAPSi</text:span></text:p>
            <text:p text:style-name="P1"><text:span text:style-name="T4">Dependência de drogas de abuso:</text:span><text:span text:style-name="T2"> acompanhar na UBS e no CAPS AD</text:span></text:p>
          </table:table-cell>
          <table:covered-table-cell/>
          <table:covered-table-cell/>
        </table:table-row>
        <table:table-row>
          <table:table-cell table:style-name="Tabela1.A3" table:number-columns-spanned="5" office:value-type="string">
            <text:p text:style-name="P3"><text:span text:style-name="T1">PONTUAÇÃO TOTAL <text:s text:c="9"/></text:span><text:span text:style-name="T2">BAIXO RISCO □<text:tab/> <text:s text:c="15"/>MÉDIO RISCO □<text:tab/> <text:s text:c="17"/>ALTO RISCO □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5" office:value-type="string">
            <text:p text:style-name="P6"/>
            <text:p text:style-name="P3"><text:span text:style-name="T1">CONDIÇÕES ESPECIAIS:</text:span><text:span text:style-name="T2"> são circunstâncias consideradas sentinelas porque exigem mais atenção e cuidado das equipes de saúde, além da aplicação da estratificação de risco. Ex. GESTAÇÃO / POPULAÇÃO INDÍGENA / DEFICIÊNCIA MENTAL MODERADA OU SEVERA</text:span></text:p>
            <text:p text:style-name="P3"><text:span text:style-name="T1">EVENTOS AGUDOS: </text:span><text:span text:style-name="T2">nestes casos não se faz estratificação de risco, pois são consideradas situações de urgência para as quais deve ser aplicada a classificação de risco como em qualquer outro evento agudo. Sendo assim: encaminhar para a Emergência Psiquiátrica em caso de alto risco.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5" office:value-type="string">
            <text:p text:style-name="P16">OBSERVAÇÕES: _____________________________________________________________________________________________</text:p>
            <text:p text:style-name="P15"><text:span text:style-name="T1">___</text:span><text:span text:style-name="T2">__________________________________________________________________________________________________________</text:span></text:p>
            <text:p text:style-name="P17">_____________________________________________________________________________________________________________</text:p>
            <text:p text:style-name="P17">DATA______/______/____ <text:s text:c="52"/>______________________________________________________</text:p>
            <text:p text:style-name="P17"><text:s text:c="122"/>Profissional <text:s/>(Assinatura e carimbo)</text:p>
          </table:table-cell>
          <table:covered-table-cell/>
          <table:covered-table-cell/>
          <table:covered-table-cell/>
          <table:covered-table-cell/>
        </table:table-row>
      </table:table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Calibri1" svg:font-family="Calibri"/>
    <style:font-face style:name="Liberation Serif" svg:font-family="'Liberation Serif'"/>
    <style:font-face style:name="Times New Roman" svg:font-family="'Times New Roman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9T08:45:36.20</dc:date>
    <meta:editing-duration>P0D</meta:editing-duration>
    <meta:editing-cycles>1</meta:editing-cycles>
    <meta:generator>LibreOffice/4.0.5.2$Windows_x86 LibreOffice_project/5464147a081647a250913f19c0715bca595af2f</meta:generator>
    <meta:document-statistic meta:table-count="1" meta:image-count="0" meta:object-count="0" meta:page-count="2" meta:paragraph-count="181" meta:word-count="1059" meta:character-count="10351" meta:non-whitespace-character-count="6512"/>
  </office:meta>
</office:document-meta>
</file>